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a75" officeooo:paragraph-rsid="00058a75"/>
    </style:style>
    <style:style style:name="P2" style:family="paragraph" style:parent-style-name="Standard">
      <style:text-properties officeooo:rsid="0009e32f" officeooo:paragraph-rsid="0009e32f"/>
    </style:style>
    <style:style style:name="P3" style:family="paragraph" style:parent-style-name="Standard" style:list-style-name="L1">
      <style:text-properties officeooo:paragraph-rsid="0009e32f"/>
    </style:style>
    <style:style style:name="P4" style:family="paragraph" style:parent-style-name="Standard">
      <style:text-properties officeooo:rsid="000b85d7" officeooo:paragraph-rsid="0009e32f"/>
    </style:style>
    <style:style style:name="P5" style:family="paragraph" style:parent-style-name="Standard">
      <style:text-properties officeooo:rsid="000b85d7" officeooo:paragraph-rsid="000b85d7"/>
    </style:style>
    <style:style style:name="P6" style:family="paragraph" style:parent-style-name="Standard">
      <style:text-properties officeooo:rsid="000b85d7" officeooo:paragraph-rsid="000dff46"/>
    </style:style>
    <style:style style:name="P7" style:family="paragraph" style:parent-style-name="Standard">
      <style:text-properties officeooo:rsid="000dff46" officeooo:paragraph-rsid="000dff46"/>
    </style:style>
    <style:style style:name="P8" style:family="paragraph" style:parent-style-name="Frame_20_contents">
      <style:text-properties officeooo:rsid="000f1604" officeooo:paragraph-rsid="000f1604"/>
    </style:style>
    <style:style style:name="T1" style:family="text">
      <style:text-properties officeooo:rsid="0007f209"/>
    </style:style>
    <style:style style:name="T2" style:family="text">
      <style:text-properties officeooo:rsid="000b85d7"/>
    </style:style>
    <style:style style:name="T3" style:family="text">
      <style:text-properties officeooo:rsid="000dff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y Lefèvre</text:p>
      <text:p text:style-name="P1">Aymeric Seguret</text:p>
      <text:p text:style-name="P1"/>
      <text:p text:style-name="P1"><text:tab/>Compte Rendu</text:p>
      <text:p text:style-name="P1"/>
      <text:p text:style-name="P1"/>
      <text:p text:style-name="P1"/>
      <text:p text:style-name="P1"/>
      <text:p text:style-name="P1">Pour le TP, nous avons créé une classe pour chaque objet que l'on souhaitait modéliser. Chaque <text:span text:style-name="T1">classe</text:span> hérit<text:span text:style-name="T1">e de l'objet</text:span> MyImplicitFunction <text:span text:style-name="T1">afin de redéfinir les deux fonctions Eval et EvalDev</text:span></text:p>
      <text:p text:style-name="P1">Les différentes formes modélisées ont été implementées dans des classes différentes.</text:p>
      <text:p text:style-name="P1"/>
      <text:p text:style-name="P2">Ainsi, nous avons modélisé 3 primitives de bases :</text:p>
      <text:p text:style-name="P2"/>
      <text:list xml:id="list16137483905825133" text:style-name="L1">
        <text:list-item>
          <text:p text:style-name="P3"><text:span text:style-name="T2">la sphère</text:span></text:p>
        </text:list-item>
      </text:list>
      <text:p text:style-name="P4"/>
      <text:p text:style-name="P5">L'équation cartesienne d'une sphére de rayon r et centrée à l'origine est :</text:p>
      <text:p text:style-name="P5"/>
      <text:p text:style-name="P5"><text:tab/>x² + y² + z² = r<text:span text:style-name="T3">²</text:span></text:p>
      <text:p text:style-name="P5"/>
      <text:p text:style-name="P5"/>
      <text:p text:style-name="P5"/>
      <text:p text:style-name="P5"/>
      <text:p text:style-name="P7">La fonction implicite correspondant :</text:p>
      <text:p text:style-name="P7"><text:tab/>f(x,y,z) = sqrt(x² + y² + z²)</text:p>
      <text:p text:style-name="P7"/>
      <text:p text:style-name="P7">Remarque l'isopotentiel ici représente le rayon de la sphère</text:p>
      <text:p text:style-name="P7"/>
      <text:p text:style-name="P6">L'évaluation de la sphère en 3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evreh </meta:initial-creator>
    <meta:creation-date>2015-12-07T12:28:06.559650162</meta:creation-date>
    <dc:date>2015-12-07T13:00:22.036083042</dc:date>
    <dc:creator>lefevreh </dc:creator>
    <meta:editing-duration>PT16M5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14" meta:character-count="627" meta:non-whitespace-character-count="532"/>
  </office:meta>
</office:document-meta>
</file>